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408px-Oda_Nobuna_no_Yabou_V01_021.jp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my very first ODF test<draw:frame svg:height="16.772cm" svg:width="11.424cm" text:anchor-type="paragraph"><draw:image xlink:href="Pictures/408px-Oda_Nobuna_no_Yabou_V01_021.jpg" xlink:type="simple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creation-date>2014-06-01T12:40:41</meta:creation-date>
    <dc:date>2014-06-01T12:40:45</dc:date>
    <meta:editing-cycles>1</meta:editing-cycles>
    <meta:editing-duration>PT3.500S</meta:editing-duration>
  </office:meta>
</office:document-meta>
</file>